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table:number-columns-spanned="4" table:number-rows-spanned="1"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PASE</text:p>
          </table:table-cell>
          <table:table-cell office:value-type="string" calcext:value-type="string">
            <text:p>PMSE</text:p>
          </table:table-cell>
          <table:table-cell office:value-type="string" calcext:value-type="string">
            <text:p>DMSE</text:p>
          </table:table-cell>
        </table:table-row>
        <table:table-row table:style-name="ro1">
          <table:table-cell table:style-name="ce2" office:value-type="string" calcext:value-type="string">
            <text:p>WHLR</text:p>
          </table:table-cell>
          <table:table-cell table:style-name="ce3" office:value-type="float" office:value="81.627297" calcext:value-type="float">
            <text:p>81.627297</text:p>
          </table:table-cell>
          <table:table-cell table:style-name="ce3" office:value-type="float" office:value="0.003407" calcext:value-type="float">
            <text:p>0.003407</text:p>
          </table:table-cell>
          <table:table-cell table:style-name="ce3" office:value-type="float" office:value="0.004324" calcext:value-type="float">
            <text:p>0.004324</text:p>
          </table:table-cell>
          <table:table-cell table:style-name="ce3" office:value-type="float" office:value="0.002925" calcext:value-type="float">
            <text:p>0.002925</text:p>
          </table:table-cell>
        </table:table-row>
        <table:table-row table:style-name="ro1">
          <table:table-cell table:style-name="ce2" office:value-type="string" calcext:value-type="string">
            <text:p>MLShepard</text:p>
          </table:table-cell>
          <table:table-cell office:value-type="float" office:value="85.872451" calcext:value-type="float">
            <text:p>85.872451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004549" calcext:value-type="float">
            <text:p>0.004549</text:p>
          </table:table-cell>
          <table:table-cell office:value-type="float" office:value="0.003256" calcext:value-type="float">
            <text:p>0.003256</text:p>
          </table:table-cell>
        </table:table-row>
        <table:table-row table:style-name="ro1">
          <table:table-cell office:value-type="string" calcext:value-type="string">
            <text:p>OARIMA (ogd)</text:p>
          </table:table-cell>
          <table:table-cell office:value-type="float" office:value="117.251791" calcext:value-type="float">
            <text:p>117.251791</text:p>
          </table:table-cell>
          <table:table-cell office:value-type="float" office:value="0.004897" calcext:value-type="float">
            <text:p>0.004897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05609" calcext:value-type="float">
            <text:p>0.005609</text:p>
          </table:table-cell>
        </table:table-row>
        <table:table-row table:style-name="ro1">
          <table:table-cell office:value-type="string" calcext:value-type="string">
            <text:p>GBLM</text:p>
          </table:table-cell>
          <table:table-cell office:value-type="float" office:value="141.306528" calcext:value-type="float">
            <text:p>141.306528</text:p>
          </table:table-cell>
          <table:table-cell office:value-type="float" office:value="0.005933" calcext:value-type="float">
            <text:p>0.005933</text:p>
          </table:table-cell>
          <table:table-cell office:value-type="float" office:value="0.007485" calcext:value-type="float">
            <text:p>0.007485</text:p>
          </table:table-cell>
          <table:table-cell office:value-type="float" office:value="0.006771" calcext:value-type="float">
            <text:p>0.006771</text:p>
          </table:table-cell>
        </table:table-row>
        <table:table-row table:style-name="ro1">
          <table:table-cell office:value-type="string" calcext:value-type="string">
            <text:p>OARIMA (ons)</text:p>
          </table:table-cell>
          <table:table-cell office:value-type="float" office:value="117.251791" calcext:value-type="float">
            <text:p>117.251791</text:p>
          </table:table-cell>
          <table:table-cell office:value-type="float" office:value="0.004897" calcext:value-type="float">
            <text:p>0.004897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05609" calcext:value-type="float">
            <text:p>0.005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5">00/00/0000</text:date>, <text:time style:data-style-name="N2" text:time-value="11:12:18.356735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0:18:27.619978764</meta:creation-date>
    <dc:date>2021-01-05T11:15:38.267105537</dc:date>
    <meta:editing-duration>PT12M46S</meta:editing-duration>
    <meta:editing-cycles>3</meta:editing-cycles>
    <meta:generator>LibreOffice/5.1.6.2$Linux_X86_64 LibreOffice_project/10m0$Build-2</meta:generator>
    <meta:document-statistic meta:table-count="1" meta:cell-count="30" meta:object-count="0"/>
  </office:meta>
</office:document-meta>
</file>